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6abf" officeooo:paragraph-rsid="00035f08"/>
    </style:style>
    <style:style style:name="P2" style:family="paragraph" style:parent-style-name="Standard">
      <style:text-properties officeooo:rsid="00035f08" officeooo:paragraph-rsid="00035f08"/>
    </style:style>
    <style:style style:name="P3" style:family="paragraph" style:parent-style-name="Standard">
      <style:text-properties officeooo:rsid="000398a5" officeooo:paragraph-rsid="000398a5"/>
    </style:style>
    <style:style style:name="P4" style:family="paragraph" style:parent-style-name="Standard">
      <style:text-properties officeooo:rsid="0003c639" officeooo:paragraph-rsid="0003c639"/>
    </style:style>
    <style:style style:name="P5" style:family="paragraph" style:parent-style-name="Standard">
      <style:text-properties officeooo:rsid="0005a777" officeooo:paragraph-rsid="0005a777"/>
    </style:style>
    <style:style style:name="T1" style:family="text">
      <style:text-properties officeooo:rsid="00035f08"/>
    </style:style>
    <style:style style:name="T2" style:family="text">
      <style:text-properties officeooo:rsid="0003c639"/>
    </style:style>
    <style:style style:name="T3" style:family="text">
      <style:text-properties officeooo:rsid="000611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nestbee</text:p>
      <text:p text:style-name="P1"/>
      <text:p text:style-name="P1">Contextualized the operations team’s pain points, identifying the utilization of delivery staff for our grocery delivery vertical as our weak link through data analytics, by pulling raw data from our data lake via SQL (<text:span text:style-name="T1">Amazon Redshift) </text:span>through Looker, <text:span text:style-name="T1">processing and visualizing with Python, packages: pandas, matplolib, and folium, along with Excel.</text:span></text:p>
      <text:p text:style-name="P1"/>
      <text:p text:style-name="P1">Improved contractual delivery personnel hiring rate, through the virtualization of entire on-boarding proces<text:span text:style-name="T1">s by building a link from our survey platform provider to our system using JavaScript inside Google Apps Script.</text:span></text:p>
      <text:p text:style-name="P1"/>
      <text:p text:style-name="P2">Supported our food delivery vertical with analytics for targeting areas for restaurant acquisition, reducing cost of delivery staff, while balancing delivery times, with Python and Excel.</text:p>
      <text:p text:style-name="P2"/>
      <text:p text:style-name="P3">Drafted phase one of a fleet optimization system using Dijkstra's shortest path algorithm.</text:p>
      <text:p text:style-name="P3"/>
      <text:p text:style-name="P3">Oyo</text:p>
      <text:p text:style-name="P3"/>
      <text:p text:style-name="P3">Created and maintained dashboard in Google Data Studio by creating a pipeline between our Data Warehouse, and AWS’s S3 Cloud Object Storage via a combination of SQL, Python, and Airflow <text:span text:style-name="T2">deployed on an AWS EC2 instance</text:span>.</text:p>
      <text:p text:style-name="P3"/>
      <text:p text:style-name="P4">Supported multiple BU’s analyst teams through crafting multi sourced ETL pipelines pulling from user files, the Data Warehouse, and publicly available data, with Python and Airflow deployed on Amazon EC2 deployed on an AWS EC2 instance.</text:p>
      <text:p text:style-name="P3"/>
      <text:p text:style-name="P4">Supported marketing team by developing server-less Single Page Web Apps for marketing landing pages using the React Framework</text:p>
      <text:p text:style-name="P4"/>
      <text:p text:style-name="P4">Developed and maintained internally used Python packages for easily interacting with the Data Warehouse, and other tools used by analyst teams</text:p>
      <text:p text:style-name="P4"/>
      <text:p text:style-name="P4">Supported front end development team in handling development requests, for the React based web page, from marketing, and branding teams</text:p>
      <text:p text:style-name="P4"/>
      <text:p text:style-name="P4">Rakuten</text:p>
      <text:p text:style-name="P4"/>
      <text:p text:style-name="P5">Fully own cloud-based application from initial requirements to development, release, and post-release support</text:p>
      <text:p text:style-name="P5"/>
      <text:p text:style-name="P5">Currently doing full-stack work to build a no-code/low-code ETL builder service with React in the front-end and Python in the back-end to empower internal users to create geospatial map layers without development resources.</text:p>
      <text:p text:style-name="P5"/>
      <text:p text:style-name="P5">Refactoring cloud hosted Kubernetes deployment to trim down on resource requirements</text:p>
      <text:p text:style-name="P5"/>
      <text:p text:style-name="P5">Automation of operational tasks through Python, Bash Scripting, and Kubernetes Jobs</text:p>
      <text:p text:style-name="P5"/>
      <text:p text:style-name="P5"><text:soft-page-break/>Implemented a standard development environment to add consistency to development of the application</text:p>
      <text:p text:style-name="P5"/>
      <text:p text:style-name="P5">Created standard user request flow by building an HTML form on Confluence that communicates directly to the teams JIRA board.</text:p>
      <text:p text:style-name="P5"/>
      <text:p text:style-name="P5">Provided consultation, and participating in development of version 2 of a cloud-based <text:span text:style-name="T3">BI Platform</text:span> with <text:span text:style-name="T3">sister tea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4T17:27:49.672000000</meta:creation-date>
    <dc:date>2022-02-14T19:28:06.969000000</dc:date>
    <meta:editing-duration>PT24M6S</meta:editing-duration>
    <meta:editing-cycles>1</meta:editing-cycles>
    <meta:document-statistic meta:table-count="0" meta:image-count="0" meta:object-count="0" meta:page-count="2" meta:paragraph-count="19" meta:word-count="373" meta:character-count="2559" meta:non-whitespace-character-count="2205"/>
    <meta:generator>LibreOffice/7.2.5.2$Windows_X86_64 LibreOffice_project/499f9727c189e6ef3471021d6132d4c694f357e5</meta:generator>
  </office:meta>
</office:document-meta>
</file>